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00000029180F1C1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75cm" fo:min-width="0.5cm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0.526cm" fo:min-width="3.995cm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937cm" svg:height="12.699cm" svg:x="1.563cm" svg:y="1.5cm">
          <draw:image xlink:href="Pictures/10000001000003A00000029180F1C11D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1cm" svg:x="18.3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cm" svg:height="1.75cm" svg:x="12.75cm" svg:y="5.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1T14:46:41.501000000</meta:creation-date>
    <dc:date>2025-10-21T14:48:49.110000000</dc:date>
    <meta:editing-duration>PT2M7S</meta:editing-duration>
    <meta:editing-cycles>1</meta:editing-cycles>
    <meta:document-statistic meta:object-count="3"/>
    <meta:generator>LibreOffice/7.6.5.2$Windows_X86_64 LibreOffice_project/38d5f62f85355c192ef5f1dd47c5c0c0c6d6598b</meta:generator>
  </office:meta>
</office:document-meta>
</file>